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212cm"/>
      <style:text-properties style:use-window-font-color="true" fo:font-size="12pt" style:font-size-asian="12pt" style:font-size-complex="12pt"/>
    </style:style>
    <style:style style:name="P2" style:family="paragraph" style:parent-style-name="Standard">
      <style:paragraph-properties fo:margin-top="0cm" fo:margin-bottom="0.212cm"/>
      <style:text-properties style:use-window-font-color="true" fo:font-size="12pt" fo:language="en" fo:country="US" style:font-size-asian="12pt" style:font-size-complex="12pt"/>
    </style:style>
    <style:style style:name="P3" style:family="paragraph" style:parent-style-name="Standard" style:master-page-name="Standard">
      <style:paragraph-properties fo:margin-top="0cm" fo:margin-bottom="0.212cm" style:page-number="auto"/>
      <style:text-properties style:use-window-font-color="true" fo:font-size="12pt" style:font-size-asian="12pt" style:font-size-complex="12pt"/>
    </style:style>
    <style:style style:name="T1" style:family="text">
      <style:text-properties fo:language="en" fo:country="US"/>
    </style:style>
    <style:style style:name="T2" style:family="text">
      <style:text-properties style:text-line-through-style="none"/>
    </style:style>
    <style:style style:name="T3" style:family="text">
      <style:text-properties fo:font-variant="normal" fo:text-transform="none" fo:color="#222222" style:font-name="arial"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oliDroid brings the </text:span>Dolibarr ERP &amp; CRM<text:span text:style-name="T1"> dashboard</text:span> <text:span text:style-name="T1">to your Android device. The app is compatible with Dolibarr version 3.5 and above.</text:span></text:p>
      <text:p text:style-name="P2">Once you’re logged in, the dashboard is presented just like it is in the web version. All features available in the web version of Dolibarr, even those provided by unofficial addons, are part of the mobile app as well with the exception of file uploads. <text:span text:style-name="T3">Note that all static resources of Dolibarr are also embedded with DoliDroid saving you bandwith.</text:span></text:p>
      <text:p text:style-name="P2">You can access the menu by tapping on the appropriate icon from the top bar. For example, to create a new third party, tap on the 'Third parties' menu option and choose 'New third party'.</text:p>
      <text:p text:style-name="P2">Use the search option to look for specific information. <text:span text:style-name="T2">You will find the same search fields as the ones available in the desktop version.</text:span></text:p>
      <text:p text:style-name="P2">Like in the web version, the view is spread out into tabs to present the information in an efficient and effective manner.</text:p>
      <text:p text:style-name="P2">The mobile application makes it easy to download and view critical documents such as invoices and receipts on your mobile device.</text:p>
      <text:p text:style-name="P2">Additional menu options are available. Once you’re done with your current session, note that the app saves your URL and account information. This means that you can have a smooth login experience the next time around without having to re-enter any information.</text:p>
      <text:p text:style-name="P1"><text:span text:style-name="T1">DoliDroid</text:span> <text:span text:style-name="T1">is</text:span> available on Google Play. <text:span text:style-name="T1">Grab the app today and make business management a bree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writing-mode="lr-tb"/>
      <style:text-properties fo:color="#000000" style:font-name="Arial" fo:font-size="11pt" fo:language="en" fo:country="US" style:font-name-asian="Arial" style:font-size-asian="11pt" style:language-asian="zh" style:country-asian="CN" style:font-name-complex="Arial" style:font-size-complex="11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margin-top="0.847cm" fo:margin-bottom="0.212cm" fo:line-height="115%" fo:text-align="start" style:justify-single-word="false"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Text_20_body" style:default-outline-level="1" style:class="text">
      <style:paragraph-properties fo:margin="100%" fo:margin-left="0.762cm" fo:margin-right="0cm" fo:margin-top="0.423cm" fo:margin-bottom="0.212cm" fo:line-height="115%" fo:text-align="start" style:justify-single-word="false" fo:text-indent="-0.762cm" style:auto-text-indent="false" fo:break-before="auto" fo:break-after="auto" style:writing-mode="lr-tb"/>
      <style:text-properties fo:color="#000000" style:text-line-through-style="none" style:font-name="Times New Roman" fo:font-size="24pt"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Heading_20_2" style:display-name="Heading 2" style:family="paragraph" style:parent-style-name="Standard" style:next-style-name="Text_20_body" style:default-outline-level="2" style:class="text">
      <style:paragraph-properties fo:margin-top="0.635cm" fo:margin-bottom="0.141cm"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141cm" fo:line-height="115%" fo:text-align="start"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071cm" fo:line-height="115%"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388cm" fo:margin-bottom="0.071cm" fo:line-height="115%" fo:text-align="start" style:justify-single-word="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353cm" fo:margin-bottom="0.071cm"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No_20_List1" style:display-name="No List1"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style:style>
    <style:style style:name="Subtitle" style:family="paragraph" style:parent-style-name="Standard" style:next-style-name="Text_20_body" style:class="chapter">
      <style:paragraph-properties fo:margin-top="0.635cm" fo:margin-bottom="0.141cm" fo:line-height="115%" fo:text-align="start" style:justify-single-word="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Annotation_20_reference" style:display-name="Annotation reference" style:family="text" style:parent-style-name="WW-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0:23:00</meta:creation-date>
    <dc:creator>Pradeep</dc:creator>
    <dc:date>2014-01-27T11:03:00</dc:date>
    <meta:editing-cycles>4</meta:editing-cycles>
    <meta:editing-duration>PT40M</meta:editing-duration>
    <meta:generator>LibreOffice/3.5$Linux_X86_64 LibreOffice_project/350m1$Build-2</meta:generator>
    <meta:document-statistic meta:table-count="0" meta:image-count="0" meta:object-count="0" meta:page-count="1" meta:paragraph-count="8" meta:word-count="242" meta:character-count="1414" meta:non-whitespace-character-count="1180"/>
    <meta:user-defined meta:name="Info 1"/>
    <meta:user-defined meta:name="Info 2"/>
    <meta:user-defined meta:name="Info 3"/>
    <meta:user-defined meta:name="Info 4"/>
  </office:meta>
</office:document-meta>
</file>